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8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0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UrbanBody">
      <style:text-properties style:font-name="Times New Roman1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font-name="Times New Roman1" fo:font-size="11pt" officeooo:paragraph-rsid="0020fb3d" style:font-size-asian="11pt" style:font-size-complex="11pt"/>
    </style:style>
    <style:style style:name="P14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cm" svg:y="0.307cm" svg:width="7.128cm" draw:z-index="2"><draw:text-box fo:min-height="4.526cm"><text:p text:style-name="P4"><office:annotation><dc:creator>Gauthier Bastien</dc:creator><dc:date>2011-01-13T14:56:41</dc:date><text:p text:style-name="P15"><text:span text:style-name="T11">do text</text:span></text:p><text:p text:style-name="P15"><text:span text:style-name="T11">from document(at=header, format='odt')</text:span></text:p></office:annotation><text:span text:style-name="T7">Import depuis header.odt</text:span></text:p></draw:text-box></draw:frame></text:p>
      <text:p text:style-name="P1"><draw:frame draw:style-name="fr2" draw:name="Cadre1" text:anchor-type="paragraph" svg:x="9.088cm" svg:y="0.316cm" svg:width="7.631cm" svg:height="3.193cm" draw:z-index="1"><draw:text-box><text:p text:style-name="Frame_20_contents"><office:annotation><dc:creator>Gauthier Bastien</dc:creator><dc:date>2011-02-16T14:49:10</dc:date><text:p text:style-name="P15"><text:span text:style-name="T11">do text if not len(self.getApplicants()) &gt; 1</text:span></text:p><text:p text:style-name="P15"><text:span text:style-name="T11">from xhtml(</text:span><text:span text:style-name="T14">tool.decorateHTML('UrbanAddress', </text:span><text:span text:style-name="T11">applicantobj.getSignaletic(withaddress=True,linebyline=True)))</text:span></text:p></office:annotation><text:span text:style-name="T9">Titre Nom Prénom<text:line-break/>Adresse ligne1<text:line-break/>Adresse ligne2</text:span></text:p><text:p text:style-name="Frame_20_contents"><text:span text:style-name="T9"><office:annotation><dc:creator>Gauthier Bastien</dc:creator><dc:date>2011-02-17T09:18:17</dc:date><text:p text:style-name="P15"><text:span text:style-name="T11">do text if </text:span><text:span text:style-name="T14">len(self.getApplicants()) &gt; 1</text:span></text:p></office:annotation></text:span><text:span text:style-name="T9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1"><office:annotation><dc:creator>Gauthier Bastien</dc:creator><dc:date>2011-02-17T09:18:17</dc:date><text:p text:style-name="P15"><text:span text:style-name="T11">do text if </text:span><text:span text:style-name="T14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5"><text:span text:style-name="T12">do text</text:span></text:p><text:p text:style-name="P15"><text:span text:style-name="T12">from document(at=reference, format='odt')</text:span></text:p></office:annotation><text:span text:style-name="T7">Import depuis reference.odt</text:span></text:p></draw:text-box></draw:frame></text:p>
      <text:p text:style-name="P3">Récépissé de dépôt de compléments</text:p>
      <text:p text:style-name="P3">relatifs à une demande de permis d'urbanisme</text:p>
      <text:p text:style-name="P5"/>
      <text:p text:style-name="P6"/>
      <text:p text:style-name="P13">Je soussigné, <text:span text:style-name="T6"><text:text-input text:description="">self.getFoldermanagers()[0].getName2()</text:text-input></text:span><text:span text:style-name="T6"><text:s/></text:span><text:span text:style-name="T6"><text:text-input text:description="">self.getFoldermanagers()[0].getName1()</text:text-input></text:span>, délégué par la Ville de <text:span text:style-name="Police_20_par_20_défaut"><text:span text:style-name="T10"><text:text-input text:description="">tool.getCityName()</text:text-input></text:span></text:span>,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2"><office:annotation><dc:creator>Gauthier Bastien</dc:creator><dc:date>2011-02-21T10:13:40</dc:date><text:p text:style-name="P15"><text:span text:style-name="T12">do text if (not len(self.getApplicants()) &gt; 1) and (not applicantobj.isPlural())</text:span></text:p></office:annotation></text:span><text:span text:style-name="T2">a déposé des compléments relatifs à la demande de permis d'urbanisme ayant pour objet<text:line-break/>"</text:span><text:span text:style-name="T3"><text:text-input text:description="Objet du permis">licence_helper.licenceSubject</text:text-input></text:span><text:span text:style-name="T2">",</text:span></text:p>
      <text:p text:style-name="P10"><office:annotation><dc:creator>Gauthier Bastien</dc:creator><dc:date>2011-02-21T10:14:06</dc:date><text:p text:style-name="P15"><text:span text:style-name="T12">do text if (len(self.getApplicants()) &gt; 1) or (</text:span><text:span text:style-name="T13">applicantobj.isPlural())</text:span></text:p></office:annotation>ont déposé des compléments relatifs à la demande de permis d'urbanisme ayant pour objet<text:line-break/>"<text:span text:style-name="T4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5"><text:span text:style-name="T12">do text if not len(self.getParcels()) &gt; 1</text:span></text:p></office:annotation>sur la parcelle située <text:span text:style-name="T4"><office:annotation><dc:creator>Gauthier Bastien</dc:creator><dc:date>2011-02-21T10:13:40</dc:date><text:p text:style-name="P15"><text:span text:style-name="T12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self.getPortionOutsText()</text:text-input></text:span><text:span text:style-name="T5">.</text:span></text:p>
      <text:p text:style-name="P10"><office:annotation><dc:creator>Gauthier Bastien</dc:creator><dc:date>2011-02-21T10:12:18</dc:date><text:p text:style-name="P15"><text:span text:style-name="T12">do text if len(self.getParcels()) &gt; 1</text:span></text:p></office:annotation>sur les parcelles situées <office:annotation><dc:creator>Gauthier Bastien</dc:creator><dc:date>2011-02-21T10:13:40</dc:date><text:p text:style-name="P15"><text:span text:style-name="T12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self.getPortionOutsText()</text:text-input></text:span>.</text:p>
      <text:p text:style-name="P14"/>
      <text:p text:style-name="P6">Dans les 20 jours de la présente, votre dossier sera analysé par le service des Autorisations et il vous sera communiqué la complétude du dossier conformément à l’article D.IV.33, 1° du CoDT<text:span text:style-name="T8"> ou l’irrecevabilité du dossier conformément à l'article D.IV.33, 2° du CoDT.</text:span>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1-04T13:54:43.211574086</dc:date>
    <meta:editing-duration>PT2H58M</meta:editing-duration>
    <meta:editing-cycles>49</meta:editing-cycles>
    <meta:generator>LibreOffice/6.0.7.3$Linux_X86_64 LibreOffice_project/00m0$Build-3</meta:generator>
    <dc:creator>bleybaert</dc:creator>
    <meta:document-statistic meta:table-count="0" meta:image-count="0" meta:object-count="0" meta:page-count="1" meta:paragraph-count="18" meta:word-count="229" meta:character-count="1643" meta:non-whitespace-character-count="1464"/>
  </office:meta>
</office:document-meta>
</file>